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ce4" officeooo:paragraph-rsid="00056ce4"/>
    </style:style>
    <style:style style:name="P2" style:family="paragraph" style:parent-style-name="Standard">
      <style:paragraph-properties fo:text-align="start" style:justify-single-word="false"/>
      <style:text-properties officeooo:rsid="00056ce4" officeooo:paragraph-rsid="00056ce4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6ce4" officeooo:paragraph-rsid="00056ce4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AN MANUEL SABORIDO BAENA <text:tab/>2ºDAW</text:p>
      <text:p text:style-name="P1"/>
      <text:p text:style-name="P1"/>
      <text:p text:style-name="P1">Código del repositorio de GitHub</text:p>
      <text:p text:style-name="P1"/>
      <text:p text:style-name="P1"/>
      <text:p text:style-name="P1"/>
      <text:p text:style-name="P2">https://github.com/jsabbae/dwes_24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08:37.844000000</meta:creation-date>
    <dc:date>2024-09-19T10:10:36.608000000</dc:date>
    <meta:editing-duration>PT1M58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3" meta:word-count="11" meta:character-count="101" meta:non-whitespace-character-count="92"/>
  </office:meta>
</office:document-meta>
</file>